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4007B7B48CC8AD79B0E.jpg" manifest:media-type="image/jpeg"/>
  <manifest:file-entry manifest:full-path="Pictures/1000000000000300000004000D8A6534F83D8EFB.jpg" manifest:media-type="image/jpeg"/>
  <manifest:file-entry manifest:full-path="Pictures/1000000000000300000004006239715B7DFB2228.jpg" manifest:media-type="image/jpeg"/>
  <manifest:file-entry manifest:full-path="Pictures/100000000000030000000400D743002DB068E91B.jpg" manifest:media-type="image/jpeg"/>
  <manifest:file-entry manifest:full-path="Pictures/10000000000003000000040015B2886A57D845B0.jpg" manifest:media-type="image/jpeg"/>
  <manifest:file-entry manifest:full-path="Pictures/10000000000003000000040081A56C8067FFD07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3209in, 0.7618in, 0.27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008in, 0.3709in, 0.3319in, 0.407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547in, 0.2957in, 0.1882in, 0.557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374in, 0.3835in, 0.4181in, 0.431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311in, 0.4575in, 0.2508in, 0.195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346in, 0.3854in, 0.1783in, 0.529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264in" svg:y="0in" svg:width="6.5425in" svg:height="8.5472in" draw:z-index="0"><draw:image xlink:href="Pictures/10000000000003000000040015B2886A57D845B0.jpg" xlink:type="simple" xlink:show="embed" xlink:actuate="onLoad" loext:mime-type="image/jpeg"/></draw:frame></text:p>
      <text:p text:style-name="Standard"/>
      <text:p text:style-name="Standard"><draw:frame draw:style-name="fr2" draw:name="Image2" text:anchor-type="paragraph" svg:x="0.0492in" svg:y="0.0835in" svg:width="6.4693in" svg:height="9.5811in" draw:z-index="1"><draw:image xlink:href="Pictures/10000000000003000000040081A56C8067FFD076.jpg" xlink:type="simple" xlink:show="embed" xlink:actuate="onLoad" loext:mime-type="image/jpeg"/></draw:frame><text:soft-page-break/></text:p>
      <text:p text:style-name="Standard"/>
      <text:p text:style-name="Standard"><draw:frame draw:style-name="fr3" draw:name="Image3" text:anchor-type="paragraph" svg:x="0.0807in" svg:y="0.0783in" svg:width="6.5217in" svg:height="9.498in" draw:z-index="2"><draw:image xlink:href="Pictures/100000000000030000000400D743002DB068E91B.jpg" xlink:type="simple" xlink:show="embed" xlink:actuate="onLoad" loext:mime-type="image/jpeg"/></draw:frame><text:soft-page-break/></text:p>
      <text:p text:style-name="Standard"/>
      <text:p text:style-name="Standard"><draw:frame draw:style-name="fr4" draw:name="Image4" text:anchor-type="paragraph" svg:x="-0.0028in" svg:y="0.1256in" svg:width="6.6154in" svg:height="9.9717in" draw:z-index="3"><draw:image xlink:href="Pictures/1000000000000300000004006239715B7DFB2228.jpg" xlink:type="simple" xlink:show="embed" xlink:actuate="onLoad" loext:mime-type="image/jpeg"/></draw:frame><text:soft-page-break/></text:p>
      <text:p text:style-name="Standard"/>
      <text:p text:style-name="Standard"><text:soft-page-break/></text:p>
      <text:p text:style-name="Standard"><draw:frame draw:style-name="fr6" draw:name="Image5" text:anchor-type="paragraph" svg:x="0.1016in" svg:y="0.152in" svg:width="6.1146in" svg:height="9.6043in" draw:z-index="5"><draw:image xlink:href="Pictures/1000000000000300000004000D8A6534F83D8EFB.jpg" xlink:type="simple" xlink:show="embed" xlink:actuate="onLoad" loext:mime-type="image/jpeg"/></draw:frame></text:p>
      <text:p text:style-name="Standard"><text:soft-page-break/></text:p>
      <text:p text:style-name="Standard"><draw:frame draw:style-name="fr5" draw:name="Image6" text:anchor-type="paragraph" svg:x="0.0283in" svg:y="0.0492in" svg:width="6.5425in" svg:height="9.4799in" draw:z-index="4"><draw:image xlink:href="Pictures/1000000000000300000004007B7B48CC8AD79B0E.jpg" xlink:type="simple" xlink:show="embed" xlink:actuate="onLoad" loext:mime-type="image/jpe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8:25:29.675656322</meta:creation-date>
    <dc:date>2019-12-24T18:38:32.428405819</dc:date>
    <meta:editing-duration>PT2M50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